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ver Letter</text:p>
      <text:p text:style-name="P1"/>
      <text:list xml:id="list711574926" text:style-name="L1">
        <text:list-item>
          <text:p text:style-name="P3">Was on robotics team all throughout high school, became captain Junior and Senior year</text:p>
          <text:list>
            <text:list-item>
              <text:p text:style-name="P3">I am looking for an environment similar to robotics</text:p>
            </text:list-item>
          </text:list>
        </text:list-item>
        <text:list-item>
          <text:p text:style-name="P3">Woodward HRT had a database full of failure analysis data which needed to be imported into an spreadsheet so that they could do large scale failure analysis for their parts. They gave me a large assignment to manually copy and paste the information from the database into the spreadsheet. I found a way to automate the process and I finished the task much sooner than I was expected to. The company liked the solution I came up for automating the process and they had me teach them how to do it for other things and make data analysis much more time efficient. As far as I know they are still using it today. </text:p>
        </text:list-item>
        <text:list-item>
          <text:p text:style-name="P3">All of the software development done at Earlham College is in a Unix environment</text:p>
        </text:list-item>
        <text:list-item>
          <text:p text:style-name="P3">assertion based programming</text:p>
        </text:list-item>
        <text:list-item>
          <text:p text:style-name="P3">why am I interested is spacex</text:p>
        </text:list-item>
        <text:list-item>
          <text:p text:style-name="P3">Intern at woodward HRT</text:p>
          <text:list>
            <text:list-item>
              <text:p text:style-name="P3">testing runtime</text:p>
            </text:list-item>
            <text:list-item>
              <text:p text:style-name="P3">made code up to automotive standard</text:p>
            </text:list-item>
          </text:list>
        </text:list-item>
        <text:list-item>
          <text:p text:style-name="P3"/>
        </text:list-item>
      </text:list>
      <text:p text:style-name="P2"/>
      <text:p text:style-name="P2">this is who I am </text:p>
      <text:p text:style-name="P2">this is why I am interested in you</text:p>
      <text:p text:style-name="P2"><text:tab/>In my opinion, the greatest things that humanity has ever done have been advances in space exploration. In the future, I expect Spacex will make a major impact in the world of space exploration and I want to be involved. <text:s/></text:p>
      <text:p text:style-name="P2">experience in unix</text:p>
      <text:p text:style-name="P2">worked at woodwardHRT for two summers</text:p>
      <text:p text:style-name="P2"/>
      <text:p text:style-name="P2">I have had two successive internships at Woodward HRT. Projects which I worked on involved testing software developed on site on the hardware it was designed to run on. </text:p>
      <text:p text:style-name="P2"/>
      <text:p text:style-name="P2"/>
      <text:p text:style-name="P2"/>
      <text:p text:style-name="P2">space exploration interest</text:p>
      <text:p text:style-name="P2">spacex's part in the future of space exploration</text:p>
      <text:p text:style-name="P2">to find a work experience which would be similar to my experience in FIRST robotics</text:p>
      <text:p text:style-name="P2"/>
      <text:p text:style-name="P2"><text:bookmark-start text:name="__DdeLink__256_1630803242"/>I am interested and excited about the role Spacex will play in the future of space exploration, and I am looking for a job which will provide me with a similar experience to the one I had in FIRST robotics.<text:bookmark-end text:name="__DdeLink__256_1630803242"/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Hurst</meta:initial-creator>
    <meta:creation-date>2012-03-12T13:36:34</meta:creation-date>
    <meta:document-statistic meta:table-count="0" meta:image-count="0" meta:object-count="0" meta:page-count="1" meta:paragraph-count="20" meta:word-count="339" meta:character-count="1847"/>
    <dc:date>2012-03-13T01:48:12</dc:date>
    <dc:creator>Jeremy Hurst</dc:creator>
    <meta:editing-duration>PT09H52M14S</meta:editing-duration>
    <meta:editing-cycles>1</meta:editing-cycles>
    <meta:generator>OpenOffice.org/3.2$Linux OpenOffice.org_project/320m12$Build-9483</meta:generator>
  </office:meta>
</office:document-meta>
</file>